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пол в кабинет льдина льдина чуть слышно треснуть отрываться от берег и понести понести закружить мартин мартиныч и оттуда с диванный далекий берег селихов еле слыхать во первый во второй сударь мой должный вы сказать я бы этот обертышев как гнида ей-богу но сам понимать раз он официально заявлять раз говорить завтра пойти в уголовный этакий гнида я вы один мочь посоветовать сегодня же сейчас же к он и заткнуть он глотка этот самый полено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:.C1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ез три час после мщение я быть у дверь ее квартира кинжал друг смерть помогать я по труп добираться до ее дверь я становиться прислушиваться она не спать она мечтать я слушать она молчать молчание длиться час четыре четыре час для влюбленный четыре девятнадцатый столетие наконец она позвать горничная горничная проходить мимо я я демонически взглядывать на она она улавливать мой взгляд рассудок оставлять она я убивать она хорошо умирать чем жить без рассудок 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SUM([.B2:.C2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нета крикнуть она что это теодор нейти тоска грызть мой сердце я душить какой-то тяжелый предчувствие о анета сходить за он он наверно кутить теперь вместе с безбожный ужасный антонио боже кто я видеть антонио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3:.C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ессмертный деревянный конек шарманщик льдина и этот голос мартин мартиныч медленно вставать с колено медленно с труд ворочать лебедка взять со стол синий флакончик и подавать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SUM([.B4:.C4])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верь распахиваться и ворваться растрепанный женщина лицо ее быть сухо и как я показываться даже весело лишь после много время спустя я соображать что крайний исступление мочь выражаться в очень странный форма серый рука хотеть поймать женщина за платок но срываться уходить хлопец уходить приказывать полковник и рука исчезать 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ай март март как все рано ты не забывать двадцать девятый мария мой праздник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table:formula="of:=SUM([.B6:.C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 маша ты обманывать у мы в кабинет ни полено и я пойти к обертышев и там между дверь я украсть понимать и селихов я я должный сейчас относить назад а я весь сжигать я весь сжигать все я не о полено полено что ты же понимать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7:.C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мартин мартиныч надевать пальто сверху подпоясываться кожаный пояс у пещерный человек миф что от это тепло в угол у шифоньер громыхнуть ведро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formula="of:=SUM([.B8:.C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жестокий беспощадный как мамай какой-то год мамай год воспрянуть с карачки и с меч в угол у дверь в угол забиваться вышарахнуть из-под квадратик мышь и меч кровожадный мамай прогвоздить враг арбуз один секунда туго корка потом легко мякость и стопа квадратик паркет конец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C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чугунный бог еще гудеть свет как всегда не быть быть только в десять колыхаться лохматый темный свод пещера мартин мартиныч на корточки узел туго еще туго запрокидывать голова весь еще смотреть в октябрьский небо чтобы не увидеть пожолклый сникать губа а маша понимать март если бы завтра затапливать с самый утро чтобы весь день быть как сейчас а ну сколько у мы ну с полсажень еще быть в кабинет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" calcext:value-type="float">
            <text:p>-3</text:p>
          </table:table-cell>
          <table:table-cell table:formula="of:=SUM([.B10:.C10])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ты куда март я сейчас за вода вниз на темный обледенелый от водяной сплеск лестница постоять мартин мартиныч покачаться вздыхать и кандальный позвякивать ведерка спускаться вниз к обертышев у они еще идти вода дверь открывать сам обертышев в перетягивать веревка пальто давно не бритый лицо зарастать какой-то рыжий насквозь пропылить бурьян пустырь сквозь бурьян желтый каменный зуб и между камень мгновенный ящеричный хвостик улыбка а мартин мартиныч что за водичка пожаловать пожаловать пожаловать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2" calcext:value-type="float">
            <text:p>-2</text:p>
          </table:table-cell>
          <table:table-cell table:style-name="ce4" table:formula="of:=SUM([.B11:.C11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﻿стоять сказать я кошэ когда карета подкатить к цель я и теодор выскочить из-за туча холодно взглядывать на мы луна луна беспристрастный молчаливый свидетель сладостный мгновение любовь и мщение она должный быть быть свидетель смерть один из мы пред мы быть пропадать бездна без дно как бочка преступный дочь даная 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style-name="ce4" table:formula="of:=SUM([.B12:.C12])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в узенький клетка между наружный и внутренний дверь с ведро не повертываться в клетка обертышевский дрова глиняный мартин мартиныч бок больно стукаться о дрова в глина глубокий вмятина и еще глубоко в темный коридор об угол комод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6" calcext:value-type="float">
            <text:p>-6</text:p>
          </table:table-cell>
          <table:table-cell table:formula="of:=SUM([.B13:.C13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до полярный кабинет маша давным-давно не мочь добираться и не знать что там уже туго узел еще туго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formula="of:=SUM([.B14:.C1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дин быть в шпора другой без шпора оба в папаха с синий шлык лихо свешиваться на щека у я сердце стукнуть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:.C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март а ты забывать что ведь завтра ну уж я видеть забывать в октябрь когда лист уже пожолкнуть пожухнуть сникать бывать синеглазый день запрокидывать голова в такой день чтобы не видеть земля и можно поверять еще радость еще лето так и с маша если вот закрывать глаз и только слушать она можно поверять что она прежний и сейчас засмеяться вставать с постель обнимать и час то назад нож по стекло это не ее голос совсем не о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  <table:table-cell table:formula="of:=SUM([.B16:.C16])" office:value-type="float" office:value="-3" calcext:value-type="float">
            <text:p>-3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<text:s/>ну маша конечно же такой день ну конечно с утро пещерный бог затихать съеживаться затихать чуть потрескивать слышно внизу у обертышев каменный топор щепать коряга от барка каменный топор колоть мартин мартиныч на кусок кусок мартин мартиныч глиняный улыбаться маша и молоть на кофейный мельница сушеный картофельный шелуха для лепешка и кусок мартин мартиныч как с воля залетать в комната птица бестолковый слепо тукаться в погодок в стекло в стена где бы дрова где бы дрова где бы дров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5" calcext:value-type="float">
            <text:p>-5</text:p>
          </table:table-cell>
          <table:table-cell table:formula="of:=SUM([.B17:.C17])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 тотчас кашлять шагнуть в передняя два фигура с коротенький кавалерийский карабин за плечо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SUM([.B18:.C1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по вечер и по ночь дом в петербург больше нет быть шестиэтажный каменный корабль одинокий шестиэтажный мир нестись корабль по каменный волна среди другой одинокий шестиэтажный мир огонь бесчисленный каюта сверкать корабль в разбунтоваться каменный океан улица и конечно в каюта не жилец там пассажир по корабельный просто все незнакомый знакомый друг с друг весь гражданин осаждать ночной океан шестиэтажный республик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formula="of:=SUM([.B19:.C19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х тот самый тот самый голос и если запрокидывать голова вверх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C2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 вопль будда пригреметь из кухня и у нога увидать тыквенный лысинка ниже скорчить гномик с кинжальчик и еще ниже мелкий бумажный труха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внодушно задремывать чугунный бог потухать чуть вздрагивать свод пещера и чуть вздрагивать дом скала мамонт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4" table:formula="of:=SUM([.B22:.C22])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на полюбить во я демон я хотеть чтобы она полюбить во я ангел полтора миллион франк отдавать бедный сказать я она полюбить во я ангел и заплакать я тоже заплакать что это быть за слеза через месяц в церковь св тит и гортензия происходить торжественный венчание я венчаться с она она венчаться со я бедный мы благословлять она упрашивать я прощать враг мой который я ранее убивать я прощать с молодой жена я уезжать в америка молодой любящий жена быть ангел в девственный лес америка ангел пред который склоняться лев и тигр я быть молодой тигр через три год после наш свадьба старый сам носиться уже с курчавый мальчишка мальчишка быть более похожий на мать чем на я это я злить вчера у я рождаться второй сын и сам я от радость повеситься второй мой мальчишка протягивать ручка к читатель и просить они не верить он папаша потому что у его папаша не быть не только ребенок но даже и жена папаша он бояться женитьба как огонь мальчишка мой не лгать он младенец он верить детский возраст святой возраст ничто это никогда не быть спокойный ночь 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table:formula="of:=SUM([.B23:.C23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в пещерный петербургский спальня быть так же как недавно в ноев ковчег потопный перепутывать чистый и нечистый тварь красный дерево письменный стол книга каменновековой гончарный вид лепешка скрябин опус утюг пять любовно добела вымывать картошка никелированный решетка кровать топор шифоньер дрова и в центр весь это вселенная бог коротконогий ржавый рыжий приземистый жадный пещерный бог чугунный печка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" calcext:value-type="float">
            <text:p>-6</text:p>
          </table:table-cell>
          <table:table-cell table:formula="of:=SUM([.B24:.C24])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 вдруг осенять кто-то не выдерживать его истязание бросаться на он и ранить только так и мочь быть снимать марля сказать я наклоняться к его грудь порастать черный волос но он не успевать отнимать кровавый комочек как за дверь послышаться топот возня грубый голос закричать стоять стоять черт куда 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SUM([.B25:.C25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﻿ледник мамонт пустыня ночной черный что-то похожий на дом скала в скала пещера и неизвестно кто трубить ночь на каменный тропинка между скала и вынюхивать тропинка раздувать белый снежный пыль может серохоботый мамонт мочь быть ветер а мочь быть ветер и быть ледяной рев какой-то мамонтейшее мамонт один ясный зима и надо крепко стискивать зуб чтобы не стучать и надо щепать дерево каменный топор и надо всякий ночь переносить свой костер из пещера в пещера все глубокий и надо все больше навертывать на себя косматый звериный шкур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1" calcext:value-type="float">
            <text:p>-11</text:p>
          </table:table-cell>
          <table:table-cell table:formula="of:=SUM([.B26:.C26])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полсажень больше я думать там вдруг свет ровно десять и не кончать зажмуриваться мартин мартиныч отвертываться при свет трудно чем в темнота и при свет ясно видно лицо у он скомкивать глиняный теперь у многие глиняный лицо назад к адам а маша и знать март я бы попробовать мочь я вставать если ты затапливать с утро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SUM([.B27:.C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тыре тысяча мышь вон вон она вон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28:.C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ы стоять у край жерло потухший вулкан об этот вулкан ходить в народ страшный легенда я сделать движение колено и теодор полететь вниз в страшный пропасть жерло вулкан пасть земля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SUM([.B29:.C29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т если ты я еще любить ну март ну вспомнить март милый давать я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SUM([.B30:.C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том в лихорадка гномик скорчиться на порог на лысина ледяной роса запускать кинжальчик под квадрат ковырнуть и отчаянный вопль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table:formula="of:=SUM([.B31:.C31])" office:value-type="float" office:value="-1" calcext:value-type="float">
            <text:p>-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5:20:06.765008400</dc:date>
    <meta:document-statistic meta:table-count="1" meta:cell-count="126" meta:object-count="0"/>
    <meta:generator>LibreOffice/4.2.8.2$Linux_X86_64 LibreOffice_project/420m0$Build-2</meta:generator>
  </office:meta>
</office:document-meta>
</file>